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a983a" officeooo:paragraph-rsid="000a983a"/>
    </style:style>
    <style:style style:name="P2" style:family="paragraph" style:parent-style-name="Text_20_body">
      <style:text-properties officeooo:rsid="0018f326" officeooo:paragraph-rsid="0018f326"/>
    </style:style>
    <style:style style:name="P3" style:family="paragraph" style:parent-style-name="Heading_20_4">
      <style:text-properties officeooo:paragraph-rsid="002a29e1"/>
    </style:style>
    <style:style style:name="P4" style:family="paragraph" style:parent-style-name="Text_20_body" style:list-style-name="L1">
      <style:text-properties officeooo:rsid="000a983a" officeooo:paragraph-rsid="000a983a"/>
    </style:style>
    <style:style style:name="P5" style:family="paragraph" style:parent-style-name="Text_20_body" style:list-style-name="L1">
      <style:text-properties officeooo:rsid="000cfa29" officeooo:paragraph-rsid="000a983a"/>
    </style:style>
    <style:style style:name="P6" style:family="paragraph" style:parent-style-name="Text_20_body" style:list-style-name="L3">
      <style:text-properties officeooo:rsid="000cfa29" officeooo:paragraph-rsid="002a29e1"/>
    </style:style>
    <style:style style:name="P7" style:family="paragraph" style:parent-style-name="Text_20_body" style:list-style-name="L1">
      <style:text-properties officeooo:rsid="000da69f" officeooo:paragraph-rsid="000da69f"/>
    </style:style>
    <style:style style:name="P8" style:family="paragraph" style:parent-style-name="Text_20_body" style:list-style-name="L2">
      <style:text-properties officeooo:rsid="000da69f" officeooo:paragraph-rsid="0011e82f"/>
    </style:style>
    <style:style style:name="P9" style:family="paragraph" style:parent-style-name="Text_20_body" style:list-style-name="L1">
      <style:text-properties officeooo:rsid="000e0c7b" officeooo:paragraph-rsid="000e0c7b"/>
    </style:style>
    <style:style style:name="P10" style:family="paragraph" style:parent-style-name="Text_20_body" style:list-style-name="L2">
      <style:text-properties officeooo:rsid="000f7f85" officeooo:paragraph-rsid="000f7f85"/>
    </style:style>
    <style:style style:name="P11" style:family="paragraph" style:parent-style-name="Text_20_body" style:list-style-name="L2">
      <style:text-properties officeooo:rsid="0011e82f" officeooo:paragraph-rsid="0011e82f"/>
    </style:style>
    <style:style style:name="P12" style:family="paragraph" style:parent-style-name="Text_20_body" style:list-style-name="L3">
      <style:text-properties officeooo:paragraph-rsid="002a29e1"/>
    </style:style>
    <style:style style:name="P13" style:family="paragraph" style:parent-style-name="Text_20_body" style:list-style-name="L3">
      <style:text-properties officeooo:rsid="0020878f" officeooo:paragraph-rsid="002a29e1"/>
    </style:style>
    <style:style style:name="P14" style:family="paragraph" style:parent-style-name="Text_20_body">
      <style:text-properties officeooo:rsid="0020878f" officeooo:paragraph-rsid="002a29e1"/>
    </style:style>
    <style:style style:name="P15" style:family="paragraph" style:parent-style-name="Text_20_body" style:list-style-name="L3">
      <style:text-properties officeooo:rsid="00227297" officeooo:paragraph-rsid="002a29e1"/>
    </style:style>
    <style:style style:name="P16" style:family="paragraph" style:parent-style-name="Text_20_body" style:list-style-name="L3">
      <style:text-properties officeooo:rsid="0018f326" officeooo:paragraph-rsid="0018f326"/>
    </style:style>
    <style:style style:name="P17" style:family="paragraph" style:parent-style-name="Text_20_body" style:list-style-name="L3">
      <style:text-properties officeooo:rsid="0018f326" officeooo:paragraph-rsid="00148fdd"/>
    </style:style>
    <style:style style:name="P18" style:family="paragraph" style:parent-style-name="Text_20_body" style:list-style-name="L3">
      <style:text-properties officeooo:rsid="0026b54d" officeooo:paragraph-rsid="002a29e1"/>
    </style:style>
    <style:style style:name="P19" style:family="paragraph" style:parent-style-name="Text_20_body" style:list-style-name="L3">
      <style:text-properties officeooo:rsid="0019098c" officeooo:paragraph-rsid="002a29e1"/>
    </style:style>
    <style:style style:name="P20" style:family="paragraph" style:parent-style-name="Text_20_body">
      <style:text-properties officeooo:rsid="0019098c" officeooo:paragraph-rsid="002a29e1"/>
    </style:style>
    <style:style style:name="P21" style:family="paragraph" style:parent-style-name="Text_20_body" style:list-style-name="L3">
      <style:text-properties officeooo:rsid="00218483" officeooo:paragraph-rsid="002a29e1"/>
    </style:style>
    <style:style style:name="P22" style:family="paragraph" style:parent-style-name="Text_20_body" style:list-style-name="L3">
      <style:text-properties officeooo:rsid="0020623e" officeooo:paragraph-rsid="002a29e1"/>
    </style:style>
    <style:style style:name="P23" style:family="paragraph" style:parent-style-name="Text_20_body" style:list-style-name="L3">
      <style:text-properties officeooo:rsid="00281358" officeooo:paragraph-rsid="002a29e1"/>
    </style:style>
    <style:style style:name="P24" style:family="paragraph" style:parent-style-name="Text_20_body">
      <style:text-properties officeooo:rsid="0017022e" officeooo:paragraph-rsid="002a29e1"/>
    </style:style>
    <style:style style:name="P25" style:family="paragraph" style:parent-style-name="Text_20_body" style:list-style-name="L3">
      <style:text-properties officeooo:rsid="00148fdd" officeooo:paragraph-rsid="00148fdd"/>
    </style:style>
    <style:style style:name="P26" style:family="paragraph" style:parent-style-name="Text_20_body" style:list-style-name="L3">
      <style:text-properties officeooo:rsid="001685b5" officeooo:paragraph-rsid="0018f326"/>
    </style:style>
    <style:style style:name="P27" style:family="paragraph" style:parent-style-name="Text_20_body" style:list-style-name="L4">
      <style:text-properties officeooo:rsid="002a29e1" officeooo:paragraph-rsid="002a29e1"/>
    </style:style>
    <style:style style:name="P28" style:family="paragraph" style:parent-style-name="Text_20_body">
      <style:text-properties officeooo:paragraph-rsid="002a29e1"/>
    </style:style>
    <style:style style:name="P29" style:family="paragraph" style:parent-style-name="Text_20_body" style:list-style-name="L4">
      <style:text-properties officeooo:paragraph-rsid="002a29e1"/>
    </style:style>
    <style:style style:name="P30" style:family="paragraph" style:parent-style-name="Text_20_body" style:list-style-name="L4">
      <style:text-properties officeooo:rsid="002a4493" officeooo:paragraph-rsid="002a4493"/>
    </style:style>
    <style:style style:name="P31" style:family="paragraph" style:parent-style-name="Text_20_body" style:list-style-name="L5">
      <style:text-properties officeooo:rsid="002a4493" officeooo:paragraph-rsid="002a4493"/>
    </style:style>
    <style:style style:name="P32" style:family="paragraph" style:parent-style-name="Text_20_body" style:list-style-name="L5">
      <style:text-properties officeooo:paragraph-rsid="002a4493"/>
    </style:style>
    <style:style style:name="P33" style:family="paragraph" style:parent-style-name="Text_20_body" style:list-style-name="L3">
      <style:text-properties officeooo:rsid="002a493d" officeooo:paragraph-rsid="002c06ef"/>
    </style:style>
    <style:style style:name="P34" style:family="paragraph" style:parent-style-name="Text_20_body" style:list-style-name="L6">
      <style:text-properties officeooo:paragraph-rsid="0030ab5d"/>
    </style:style>
    <style:style style:name="P35" style:family="paragraph" style:parent-style-name="Text_20_body" style:list-style-name="L6">
      <style:text-properties officeooo:rsid="0030ab5d" officeooo:paragraph-rsid="0030ab5d"/>
    </style:style>
    <style:style style:name="P36" style:family="paragraph" style:parent-style-name="Heading_20_1">
      <style:text-properties officeooo:rsid="000cfa29" officeooo:paragraph-rsid="000a983a"/>
    </style:style>
    <style:style style:name="P37" style:family="paragraph" style:parent-style-name="Heading_20_3">
      <style:text-properties officeooo:paragraph-rsid="002a29e1"/>
    </style:style>
    <style:style style:name="T1" style:family="text">
      <style:text-properties officeooo:rsid="000b4ca9"/>
    </style:style>
    <style:style style:name="T2" style:family="text">
      <style:text-properties officeooo:rsid="000cfa29"/>
    </style:style>
    <style:style style:name="T3" style:family="text">
      <style:text-properties officeooo:rsid="000e0c7b"/>
    </style:style>
    <style:style style:name="T4" style:family="text">
      <style:text-properties officeooo:rsid="000f7f85"/>
    </style:style>
    <style:style style:name="T5" style:family="text">
      <style:text-properties officeooo:rsid="0011e82f"/>
    </style:style>
    <style:style style:name="T6" style:family="text">
      <style:text-properties officeooo:rsid="0018f326"/>
    </style:style>
    <style:style style:name="T7" style:family="text">
      <style:text-properties officeooo:rsid="0020878f"/>
    </style:style>
    <style:style style:name="T8" style:family="text">
      <style:text-properties officeooo:rsid="00218483"/>
    </style:style>
    <style:style style:name="T9" style:family="text">
      <style:text-properties officeooo:rsid="00227297"/>
    </style:style>
    <style:style style:name="T10" style:family="text">
      <style:text-properties officeooo:rsid="00281358"/>
    </style:style>
    <style:style style:name="T11" style:family="text">
      <style:text-properties officeooo:rsid="00284dba"/>
    </style:style>
    <style:style style:name="T12" style:family="text">
      <style:text-properties officeooo:rsid="002a29e1"/>
    </style:style>
    <style:style style:name="T13" style:family="text">
      <style:text-properties officeooo:rsid="002a4493"/>
    </style:style>
    <style:style style:name="T14" style:family="text">
      <style:text-properties officeooo:rsid="002c06ef"/>
    </style:style>
    <style:style style:name="T15" style:family="text">
      <style:text-properties officeooo:rsid="002f4110"/>
    </style:style>
    <style:style style:name="T16" style:family="text">
      <style:text-properties officeooo:rsid="0030ab5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Version 1.0 last change</text:span> 2020-11-13</text:p>
      <text:h text:style-name="P36" text:outline-level="1">Sequence</text:h>
      <text:list xml:id="list2107223379" text:style-name="L1">
        <text:list-item>
          <text:p text:style-name="P4">capture motion from webcam (Raspberry Pi 3) </text:p>
        </text:list-item>
        <text:list-item>
          <text:p text:style-name="P4">save video sequences to Firebase (Cloud Firestore)</text:p>
        </text:list-item>
        <text:list-item>
          <text:p text:style-name="P4">frontend to administrate, search and view motion </text:p>
        </text:list-item>
      </text:list>
      <text:h text:style-name="Heading_20_1" text:outline-level="1"><text:span text:style-name="T2">Class MotionBuffer</text:span> </text:h>
      <text:h text:style-name="Heading_20_3" text:outline-level="3">Purpose</text:h>
      <text:list xml:id="list134947053016945" text:continue-numbering="true" text:style-name="L1">
        <text:list-item>
          <text:p text:style-name="P4">store incoming video continuously to ringbuffer<text:span text:style-name="T2"> (deque)</text:span></text:p>
        </text:list-item>
        <text:list-item>
          <text:p text:style-name="P5">allows 3 different threads to access functions</text:p>
        </text:list-item>
      </text:list>
      <text:h text:style-name="Heading_20_3" text:outline-level="3">Functions</text:h>
      <text:list xml:id="list134946670932068" text:continue-numbering="true" text:style-name="L1">
        <text:list-item>
          <text:p text:style-name="P7">writeBuffer(cv::Mat frame)</text:p>
        </text:list-item>
        <text:list-item>
          <text:p text:style-name="P7">cv::Mat getFrame<text:span text:style-name="T3">ForDetection()</text:span></text:p>
        </text:list-item>
        <text:list-item>
          <text:p text:style-name="P9">cv::Mat getMotionFrame()</text:p>
        </text:list-item>
      </text:list>
      <text:h text:style-name="Heading_20_3" text:outline-level="3"><text:span text:style-name="T13">Interface</text:span></text:h>
      <text:list xml:id="list2004194560" text:style-name="L2">
        <text:list-item>
          <text:p text:style-name="P10">OUT</text:p>
          <text:list>
            <text:list-item>
              <text:p text:style-name="P8">isFrame<text:span text:style-name="T5">ForDetection</text:span>Ready<text:span text:style-name="T4"> (condition variable)</text:span></text:p>
            </text:list-item>
            <text:list-item>
              <text:p text:style-name="P11">isSaveToDiskReady</text:p>
            </text:list-item>
          </text:list>
        </text:list-item>
        <text:list-item>
          <text:p text:style-name="P10">IN</text:p>
          <text:list>
            <text:list-item>
              <text:p text:style-name="P10">isMotionDetected (condition variable)</text:p>
            </text:list-item>
          </text:list>
        </text:list-item>
      </text:list>
      <text:h text:style-name="P37" text:outline-level="3">Threads</text:h>
      <text:h text:style-name="P3" text:outline-level="4"><text:span text:style-name="T7">main_</text:span>thread_<text:span text:style-name="T12">pushToBuffer</text:span></text:h>
      <text:p text:style-name="P28">NOT saveToDiskRunning</text:p>
      <text:list xml:id="list2520745779" text:style-name="L3">
        <text:list-item>
          <text:p text:style-name="P6">read frames from webcam</text:p>
        </text:list-item>
        <text:list-item>
          <text:p text:style-name="P6">push frame to <text:span text:style-name="T6">head of </text:span>ring<text:span text:style-name="T6"> </text:span>buffer</text:p>
        </text:list-item>
        <text:list-item>
          <text:p text:style-name="P6">delete last frame, if ring buffer full</text:p>
        </text:list-item>
        <text:list-item>
          <text:p text:style-name="P13">if activateSaveToDisk</text:p>
          <text:list>
            <text:list-item>
              <text:p text:style-name="P13">set <text:span text:style-name="T9">isBufferAccessible</text:span></text:p>
            </text:list-item>
            <text:list-item>
              <text:p text:style-name="P15">cndBufferAccessible.notify</text:p>
            </text:list-item>
          </text:list>
        </text:list-item>
      </text:list>
      <text:p text:style-name="P14">IS SaveToDiskRunning</text:p>
      <text:list xml:id="list134947026836722" text:continue-numbering="true" text:style-name="L3">
        <text:list-item>
          <text:p text:style-name="P6">push frame to head of ring buffer (with lock_guard)</text:p>
        </text:list-item>
        <text:list-item>
          <text:p text:style-name="P15">cndBufferAccessible.notify</text:p>
        </text:list-item>
        <text:list-item>
          <text:p text:style-name="P18">other thread sets saveToDiskRunning mode</text:p>
        </text:list-item>
      </text:list>
      <text:h text:style-name="P3" text:outline-level="4"><text:soft-page-break/>thread_saveToDisk</text:h>
      <text:p text:style-name="P28">implemention with <text:span text:style-name="T7">just </text:span>one cndVar</text:p>
      <text:p text:style-name="P20">while !terminateThread</text:p>
      <text:list xml:id="list134946069481369" text:continue-numbering="true" text:style-name="L3">
        <text:list-item>
          <text:p text:style-name="P19">wait for cndBufferAccessible</text:p>
        </text:list-item>
        <text:list-item>
          <text:p text:style-name="P13"><text:span text:style-name="T8">if </text:span>first access<text:span text:style-name="T8"> (activate &amp; !saveToDiskRunning)</text:span></text:p>
          <text:list>
            <text:list-item>
              <text:p text:style-name="P21">open new file</text:p>
            </text:list-item>
            <text:list-item>
              <text:p text:style-name="P21">set SaveToDiskRunning</text:p>
            </text:list-item>
          </text:list>
        </text:list-item>
        <text:list-item>
          <text:p text:style-name="P22">repeat = true</text:p>
        </text:list-item>
        <text:list-item>
          <text:p text:style-name="P22">while (repeat)</text:p>
          <text:list>
            <text:list-item>
              <text:p text:style-name="P22">lock_guard<text:span text:style-name="T7"> bufferAccess</text:span><text:line-break/>lastFrame = buffer.end.copy<text:line-break/>repeat = buffer.size &gt; 1</text:p>
            </text:list-item>
            <text:list-item>
              <text:p text:style-name="P22">write lastFrame to file</text:p>
            </text:list-item>
          </text:list>
        </text:list-item>
        <text:list-item>
          <text:p text:style-name="P13">set waitingForNewFrame</text:p>
        </text:list-item>
        <text:list-item>
          <text:p text:style-name="P21">if stop save to disk (!activate)</text:p>
          <text:list>
            <text:list-item>
              <text:p text:style-name="P21">close file</text:p>
            </text:list-item>
            <text:list-item>
              <text:p text:style-name="P15">reset SaveToDisk runnin<text:span text:style-name="T10">g</text:span></text:p>
            </text:list-item>
            <text:list-item>
              <text:p text:style-name="P23">signal: <text:span text:style-name="T11">isNewMotionFileAvail </text:span></text:p>
            </text:list-item>
          </text:list>
        </text:list-item>
        <text:list-item>
          <text:p text:style-name="P12"><text:span text:style-name="T12">Handshake with LocalToCloud</text:span></text:p>
          <text:list>
            <text:list-item>
              <text:p text:style-name="P33"><text:span text:style-name="T14">motionFileName stores the name of the saved file</text:span></text:p>
            </text:list-item>
            <text:list-item>
              <text:p text:style-name="P33"><text:span text:style-name="T14">option: implement as vector of strings in order to avoid hand shake and timing issues in coordination with module LocalToCloud, e.g. new motionFileName provided when old one has not been fetched yet</text:span></text:p>
            </text:list-item>
          </text:list>
        </text:list-item>
      </text:list>
      <text:h text:style-name="Heading_20_3" text:outline-level="3">Timing</text:h>
      <text:list xml:id="list1954780190" text:style-name="L6">
        <text:list-item>
          <text:p text:style-name="P34"><text:span text:style-name="T16">pass 1: </text:span></text:p>
          <text:list>
            <text:list-item>
              <text:p text:style-name="P34"><text:span text:style-name="T15">pushToBuffer reads state of setSaveToDisk and notifies saveMotionToDisk thread: bufferAccessible</text:span></text:p>
            </text:list-item>
            <text:list-item>
              <text:p text:style-name="P34"><text:span text:style-name="T16">saveMotionToDisk resumes execution after wait condition</text:span></text:p>
            </text:list-item>
            <text:list-item>
              <text:p text:style-name="P35">if setSaveToDisk has been changed to false in the meantime, startWriting is not executed</text:p>
            </text:list-item>
          </text:list>
        </text:list-item>
      </text:list>
      <text:p text:style-name="P24"/>
      <text:h text:style-name="Heading_20_1" text:outline-level="1">Class MotionDetection</text:h>
      <text:h text:style-name="Heading_20_3" text:outline-level="3">Purpose</text:h>
      <text:list xml:id="list2930935084" text:style-name="L4">
        <text:list-item>
          <text:p text:style-name="P29"><text:span text:style-name="T12">detect motion</text:span></text:p>
        </text:list-item>
        <text:list-item>
          <text:p text:style-name="P27">signal if motion above following limits</text:p>
          <text:list>
            <text:list-item>
              <text:p text:style-name="P30">% of image area</text:p>
            </text:list-item>
            <text:list-item>
              <text:p text:style-name="P30"><text:soft-page-break/>consecutive number of frames</text:p>
            </text:list-item>
          </text:list>
        </text:list-item>
      </text:list>
      <text:h text:style-name="Heading_20_3" text:outline-level="3"><text:span text:style-name="T6">Functionality</text:span></text:h>
      <text:p text:style-name="P2">executed in main thread</text:p>
      <text:list xml:id="list134946908744866" text:continue-list="list134946069481369" text:style-name="L3">
        <text:list-item>
          <text:p text:style-name="P25">do background subtraction</text:p>
        </text:list-item>
        <text:list-item>
          <text:p text:style-name="P16">if !isMotion flag and motion intensity above threshold for conscutive number of frames</text:p>
          <text:list>
            <text:list-item>
              <text:p text:style-name="P17">set enableSaveToDisk mode</text:p>
            </text:list-item>
            <text:list-item>
              <text:p text:style-name="P16">set isMotion flag</text:p>
            </text:list-item>
          </text:list>
        </text:list-item>
        <text:list-item>
          <text:p text:style-name="P26">if <text:span text:style-name="T6">isMotion flag and motion intensity below threshold for conscutive number of frames</text:span></text:p>
          <text:list>
            <text:list-item>
              <text:p text:style-name="P16">reset enableSaveToDisk mode</text:p>
            </text:list-item>
            <text:list-item>
              <text:p text:style-name="P16">reset isMotion flag</text:p>
              <text:p text:style-name="P16"/>
            </text:list-item>
          </text:list>
        </text:list-item>
      </text:list>
      <text:h text:style-name="Heading_20_1" text:outline-level="1">Class LocalToCloud</text:h>
      <text:h text:style-name="Heading_20_3" text:outline-level="3">Purpose</text:h>
      <text:list xml:id="list1829628729" text:style-name="L5">
        <text:list-item>
          <text:p text:style-name="P32"><text:span text:style-name="T13">transfer locally generated motion files to cloud storage</text:span></text:p>
        </text:list-item>
        <text:list-item>
          <text:p text:style-name="P31">delete files in cloud storage after parametrizable period of tim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adornments="Regular"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olger Grzonka</meta:initial-creator>
    <meta:creation-date>2020-11-13T14:55:57.888022789</meta:creation-date>
    <meta:generator>LibreOffice/6.0.7.3$Linux_X86_64 LibreOffice_project/00m0$Build-3</meta:generator>
    <dc:date>2020-12-12T13:49:45.109647974</dc:date>
    <dc:creator>Holger Grzonka</dc:creator>
    <meta:editing-duration>PT5H33M20S</meta:editing-duration>
    <meta:editing-cycles>15</meta:editing-cycles>
    <meta:document-statistic meta:table-count="0" meta:image-count="0" meta:object-count="0" meta:page-count="3" meta:paragraph-count="76" meta:word-count="379" meta:character-count="2461" meta:non-whitespace-character-count="2208"/>
  </office:meta>
</office:document-meta>
</file>